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238603" officeooo:paragraph-rsid="00238603"/>
    </style:style>
    <style:style style:name="P2" style:family="paragraph" style:parent-style-name="Preformatted_20_Text">
      <style:text-properties fo:language="vi" fo:country="VN" officeooo:rsid="00238603" officeooo:paragraph-rsid="00238603"/>
    </style:style>
    <style:style style:name="P3" style:family="paragraph" style:parent-style-name="Preformatted_20_Text">
      <style:text-properties fo:font-size="15pt" fo:font-style="italic" officeooo:rsid="00238603" officeooo:paragraph-rsid="00238603" style:font-size-asian="15pt" style:font-style-asian="italic" style:font-size-complex="15pt" style:font-style-complex="italic"/>
    </style:style>
    <style:style style:name="P4" style:family="paragraph" style:parent-style-name="Preformatted_20_Text">
      <style:text-properties fo:font-size="15pt" fo:font-style="italic" officeooo:rsid="00280944" officeooo:paragraph-rsid="00280944" style:font-size-asian="15pt" style:font-style-asian="italic" style:font-size-complex="15pt" style:font-style-complex="italic"/>
    </style:style>
    <style:style style:name="P5" style:family="paragraph" style:parent-style-name="Preformatted_20_Text">
      <style:text-properties style:font-name="Liberation Mono" fo:font-size="15pt" fo:font-style="italic" officeooo:rsid="00280944" officeooo:paragraph-rsid="002a3f6b" style:font-name-asian="Noto Sans Mono CJK SC" style:font-size-asian="15pt" style:font-style-asian="italic" style:font-name-complex="Liberation Mono" style:font-size-complex="15pt" style:font-style-complex="italic"/>
    </style:style>
    <style:style style:name="P6" style:family="paragraph" style:parent-style-name="Preformatted_20_Text">
      <style:text-properties style:font-name="Liberation Mono" fo:font-size="15pt" fo:font-style="italic" officeooo:rsid="00280944" officeooo:paragraph-rsid="002bd606" style:font-name-asian="Noto Sans Mono CJK SC" style:font-size-asian="15pt" style:font-style-asian="italic" style:font-name-complex="Liberation Mono" style:font-size-complex="15pt" style:font-style-complex="italic"/>
    </style:style>
    <style:style style:name="P7" style:family="paragraph" style:parent-style-name="Preformatted_20_Text">
      <style:paragraph-properties fo:margin-top="0in" fo:margin-bottom="0.1965in" loext:contextual-spacing="false"/>
    </style:style>
    <style:style style:name="P8" style:family="paragraph" style:parent-style-name="Standard">
      <style:text-properties officeooo:rsid="0018938a" officeooo:paragraph-rsid="0018938a"/>
    </style:style>
    <style:style style:name="P9" style:family="paragraph" style:parent-style-name="Standard">
      <style:text-properties fo:font-size="15pt" officeooo:rsid="0018938a" officeooo:paragraph-rsid="0018938a" style:font-size-asian="15pt" style:font-size-complex="15pt"/>
    </style:style>
    <style:style style:name="P10" style:family="paragraph" style:parent-style-name="Standard">
      <style:text-properties fo:font-size="15pt" officeooo:paragraph-rsid="001b075c" style:font-size-asian="15pt" style:font-size-complex="15pt"/>
    </style:style>
    <style:style style:name="P11" style:family="paragraph" style:parent-style-name="Standard">
      <style:text-properties fo:font-size="15pt" officeooo:rsid="001b075c" officeooo:paragraph-rsid="001b075c" style:font-size-asian="15pt" style:font-size-complex="15pt"/>
    </style:style>
    <style:style style:name="P12" style:family="paragraph" style:parent-style-name="Standard">
      <style:text-properties fo:font-size="15pt" officeooo:rsid="0019c6ac" officeooo:paragraph-rsid="0019c6ac" style:font-size-asian="15pt" style:font-size-complex="15pt"/>
    </style:style>
    <style:style style:name="P13" style:family="paragraph" style:parent-style-name="Standard">
      <style:text-properties fo:font-size="15pt" officeooo:rsid="001d3dd0" officeooo:paragraph-rsid="001d3dd0" style:font-size-asian="15pt" style:font-size-complex="15pt"/>
    </style:style>
    <style:style style:name="P14" style:family="paragraph" style:parent-style-name="Standard">
      <style:text-properties fo:font-size="15pt" officeooo:rsid="001e9214" officeooo:paragraph-rsid="001e9214" style:font-size-asian="15pt" style:font-size-complex="15pt"/>
    </style:style>
    <style:style style:name="P15" style:family="paragraph" style:parent-style-name="Standard">
      <style:text-properties fo:font-size="15pt" officeooo:rsid="001ffd0b" officeooo:paragraph-rsid="001ffd0b" style:font-size-asian="15pt" style:font-size-complex="15pt"/>
    </style:style>
    <style:style style:name="P16" style:family="paragraph" style:parent-style-name="Standard">
      <style:text-properties fo:font-size="15pt" officeooo:rsid="0021e91e" officeooo:paragraph-rsid="0021e91e" style:font-size-asian="15pt" style:font-size-complex="15pt"/>
    </style:style>
    <style:style style:name="P17" style:family="paragraph" style:parent-style-name="Standard">
      <style:text-properties fo:font-size="15pt" fo:font-style="italic" officeooo:rsid="0021e91e" officeooo:paragraph-rsid="0021e91e" style:font-size-asian="15pt" style:font-style-asian="italic" style:font-size-complex="15pt" style:font-style-complex="italic"/>
    </style:style>
    <style:style style:name="P18" style:family="paragraph" style:parent-style-name="Standard">
      <style:text-properties fo:font-size="15pt" fo:font-style="italic" officeooo:rsid="00238603" officeooo:paragraph-rsid="00238603" style:font-size-asian="15pt" style:font-style-asian="italic" style:font-size-complex="15pt" style:font-style-complex="italic"/>
    </style:style>
    <style:style style:name="P19" style:family="paragraph" style:parent-style-name="Standard">
      <style:text-properties fo:font-size="15pt" fo:font-style="italic" officeooo:rsid="0026e769" officeooo:paragraph-rsid="0026e769" style:font-size-asian="15pt" style:font-style-asian="italic" style:font-size-complex="15pt" style:font-style-complex="italic"/>
    </style:style>
    <style:style style:name="P20" style:family="paragraph" style:parent-style-name="Standard">
      <style:text-properties fo:font-size="15pt" fo:font-style="italic" officeooo:rsid="00280944" officeooo:paragraph-rsid="00280944" style:font-size-asian="15pt" style:font-style-asian="italic" style:font-size-complex="15pt" style:font-style-complex="italic"/>
    </style:style>
    <style:style style:name="P21" style:family="paragraph" style:parent-style-name="Standard">
      <style:text-properties officeooo:rsid="00238603" officeooo:paragraph-rsid="00238603"/>
    </style:style>
    <style:style style:name="T1" style:family="text">
      <style:text-properties officeooo:rsid="0019c6ac"/>
    </style:style>
    <style:style style:name="T2" style:family="text">
      <style:text-properties officeooo:rsid="001b075c"/>
    </style:style>
    <style:style style:name="T3" style:family="text">
      <style:text-properties officeooo:rsid="001cac70"/>
    </style:style>
    <style:style style:name="T4" style:family="text">
      <style:text-properties fo:font-size="15pt" style:font-size-asian="15pt" style:font-size-complex="15pt"/>
    </style:style>
    <style:style style:name="T5" style:family="text">
      <style:text-properties fo:font-size="15pt" officeooo:rsid="0019c6ac" style:font-size-asian="15pt" style:font-size-complex="15pt"/>
    </style:style>
    <style:style style:name="T6" style:family="text">
      <style:text-properties fo:font-size="15pt" fo:font-style="italic" style:font-size-asian="15pt" style:font-style-asian="italic" style:font-size-complex="15pt" style:font-style-complex="italic"/>
    </style:style>
    <style:style style:name="T7" style:family="text">
      <style:text-properties fo:font-size="15pt" fo:font-style="italic" fo:font-weight="bold" style:font-size-asian="15pt" style:font-style-asian="italic" style:font-weight-asian="bold" style:font-size-complex="15pt"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officeooo:rsid="0021e91e" style:font-style-asian="italic" style:font-style-complex="italic"/>
    </style:style>
    <style:style style:name="T10" style:family="text">
      <style:text-properties fo:font-style="normal" style:font-style-asian="normal" style:font-style-complex="normal"/>
    </style:style>
    <style:style style:name="T11" style:family="text">
      <style:text-properties fo:language="vi" fo:country="VN"/>
    </style:style>
    <style:style style:name="T12" style:family="text">
      <style:text-properties officeooo:rsid="00260344"/>
    </style:style>
    <style:style style:name="T13" style:family="text">
      <style:text-properties officeooo:rsid="0026e769"/>
    </style:style>
    <style:style style:name="T14" style:family="text">
      <style:text-properties officeooo:rsid="0028668d"/>
    </style:style>
    <style:style style:name="T15" style:family="text">
      <style:text-properties officeooo:rsid="002a3f6b"/>
    </style:style>
    <style:style style:name="T16" style:family="text">
      <style:text-properties officeooo:rsid="002bd606"/>
    </style:style>
    <style:style style:name="T17" style:family="text">
      <style:text-properties officeooo:rsid="002ca6ce"/>
    </style:style>
    <style:style style:name="T18" style:family="text">
      <style:text-properties officeooo:rsid="002dcd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text:a xlink:type="simple" xlink:href="https://ubuntu.com/tutorials/command-line-for-beginners#1-overview" text:style-name="Internet_20_link" text:visited-style-name="Visited_20_Internet_20_Link">https://ubuntu.com/tutorials/command-line-for-beginners#1-overview</text:a></text:p>
      <text:p text:style-name="P9"/>
      <text:p text:style-name="P9">Pdw</text:p>
      <text:p text:style-name="P8"><text:span text:style-name="Strong_20_Emphasis"><text:span text:style-name="T4">p</text:span></text:span><text:span text:style-name="T4">rint </text:span><text:span text:style-name="Strong_20_Emphasis"><text:span text:style-name="T4">w</text:span></text:span><text:span text:style-name="T4">orking </text:span><text:span text:style-name="Strong_20_Emphasis"><text:span text:style-name="T4">d</text:span></text:span><text:span text:style-name="T4">irectory: </text:span><text:span text:style-name="T5">dang hoat dong o vi tri nao</text:span></text:p>
      <text:p text:style-name="P10"><text:span text:style-name="T2">vd khi dang hd o thu muc home, neu minh nhap lenh xoa hoac tao folder moi hoac lam gi do voi thu muc nao do thi no chi chay tren thu muc home </text:span><text:span text:style-name="T3">thoi</text:span></text:p>
      <text:p text:style-name="P13">vd: cd etc (vo thu muc etc) : neu trong thu muc home co thu muc con la etc thi vo dc, con neu thu muc etc la thu muc me hoac o nhanh khac thi ko vo dc, luc do phai vo thu muc me cua etc sau do moi vo etc dc</text:p>
      <text:p text:style-name="P11"/>
      <text:p text:style-name="P11"/>
      <text:p text:style-name="P8"><text:span text:style-name="Strong_20_Emphasis"><text:span text:style-name="T4">c</text:span></text:span><text:span text:style-name="T4">hange </text:span><text:span text:style-name="Strong_20_Emphasis"><text:span text:style-name="T4">d</text:span></text:span><text:span text:style-name="T4">irectory </text:span><text:span text:style-name="T5">thay doi vi tri hoat dong</text:span></text:p>
      <text:p text:style-name="P7"><text:span text:style-name="Source_20_Text"><text:span text:style-name="T4">cd /</text:span></text:span></text:p>
      <text:p text:style-name="P9">chuyen vi tri hoat dong sang thu muc “/”</text:p>
      <text:p text:style-name="P9">thu muc “/” <text:span text:style-name="T1">(root) </text:span>la thu muc goc, tat ca thu muc khac phan nhanh tu thu muc nay ra (ko giong nhu windows chia ra cac o dia rieng biet)</text:p>
      <text:p text:style-name="P12">tuy nhien, tu root ko phai chi dung de chi thu muc goc nen ko dc xai lung tung</text:p>
      <text:p text:style-name="P12"/>
      <text:p text:style-name="P11">cd home <text:s text:c="2"/>vo thu muc home</text:p>
      <text:p text:style-name="P12">cd .. quay lai thu muc me </text:p>
      <text:p text:style-name="P12">cd <text:s text:c="2"/>ve mac dinh</text:p>
      <text:p text:style-name="P12">cd ../.. quay lai thu muc me 2 lan</text:p>
      <text:p text:style-name="P13">cd ../../etc quay lai 2 lan ve thu muc root, sau do tu root ve etc</text:p>
      <text:p text:style-name="P13">cd /etc vo thang etc </text:p>
      <text:p text:style-name="P14">cd /<text:span text:style-name="T8">home</text:span><text:span text:style-name="T10">/truongbaotinnh2019 vo thang thu muc truongbaotinnh2019</text:span></text:p>
      <text:p text:style-name="P14">cd ~/abc ve thu muc mac dinh xong vo thu muc abc</text:p>
      <text:p text:style-name="P13">* luu y: cd / va cd la 2 lenh tuyet doi, xai luc nao cung dc ko can biet vi tri hien tai dang working directory nao</text:p>
      <text:p text:style-name="P15">de y ki hieu working directory thay doi moi lan thay doi working directory</text:p>
      <text:p text:style-name="P15"/>
      <text:p text:style-name="P15"/>
      <text:p text:style-name="P14">whoami ten user name la gi</text:p>
      <text:p text:style-name="P14"/>
      <text:p text:style-name="P15">tao thu muc moi</text:p>
      <text:p text:style-name="P16">mkdir (make directory)</text:p>
      <text:p text:style-name="P16"/>
      <text:p text:style-name="P15">mkdir abc tao thu muc abc </text:p>
      <text:p text:style-name="P15"><text:soft-page-break/>mkdir /<text:span text:style-name="T8">home/abc tao thu muc moi </text:span><text:span text:style-name="T9">ten la abc </text:span><text:span text:style-name="T8">trong home</text:span></text:p>
      <text:p text:style-name="P17">mkdir a b c tao 3 thu muc moi la a, b va c</text:p>
      <text:p text:style-name="P17">ls do danh sach thu muc trong work directory hien tai</text:p>
      <text:p text:style-name="P17">ls /home do danh sach thu muc trong /home</text:p>
      <text:p text:style-name="P18">mkdir -p dir1/dir2/dir3 tao dir1, tao dir2 trong dir 1 va dir3 trong dir2</text:p>
      <text:p text:style-name="P21"><text:span text:style-name="T6">-p : parent (create </text:span><text:span text:style-name="T7">p</text:span><text:span text:style-name="T6">arent directory, too)</text:span></text:p>
      <text:p text:style-name="P1"><text:bookmark text:name="tw-target-text"/>“<text:span text:style-name="T11">-P” mà chúng tôi sử dụng được gọi là một tùy chọn hoặc một công tắc (trong trường hợp này, nó có nghĩa là “cũng tạo ra các thư mục mẹ”). Các tùy chọn được sử dụng để sửa đổi cách thức hoạt động của một lệnh, cho phép một lệnh duy nhất hoạt động theo nhiều cách khác nhau. Thật không may, do sự kỳ quặc của lịch sử và bản chất con người, các tùy chọn có thể có các dạng khác nhau theo các lệnh khác nhau. Bạn sẽ thường thấy chúng là các ký tự đơn trước dấu gạch ngang (như trong trường hợp này) hoặc các từ dài hơn có hai dấu gạch nối. Dạng ký tự đơn cho phép nhiều tùy chọn được kết hợp, mặc dù không phải tất cả các lệnh đều chấp nhận điều đó. Và làm cho các vấn đề thêm khó hiểu, một số lệnh hoàn toàn không xác định rõ ràng các tùy chọn của chúng, việc một cái gì đó có phải là một tùy chọn hay không hoàn toàn do thứ tự của các đối số quyết định! Bạn không cần phải lo lắng về tất cả các khả năng, chỉ cần biết rằng các tùy chọn tồn tại và chúng có thể có nhiều dạng khác nhau. Ví dụ, tất cả những điều sau đây đều có nghĩa giống hệt nhau:</text:span></text:p>
      <text:p text:style-name="P1"><text:span text:style-name="Source_20_Text"><text:span text:style-name="T6"/></text:span></text:p>
      <text:p text:style-name="P1"><text:span text:style-name="Source_20_Text"><text:span text:style-name="T6">mkdir --parents --verbose dir4/dir5</text:span></text:span></text:p>
      <text:p text:style-name="Preformatted_20_Text"><text:span text:style-name="Source_20_Text">mkdir -p --verbose dir4/dir5</text:span></text:p>
      <text:p text:style-name="Preformatted_20_Text"><text:span text:style-name="Source_20_Text">mkdir -p -v dir4/dir5</text:span></text:p>
      <text:p text:style-name="P7"><text:span text:style-name="Source_20_Text">mkdir -pv dir4/dir5</text:span></text:p>
      <text:p text:style-name="P2"><text:bookmark text:name="tw-target-text1"/>Bạn có thể thậm chí không cần phải nhập thư mục đó để đoán điều gì sẽ xảy ra: hai thư mục mới, một thư mục được gọi là thư mục khác và thư mục còn lại được gọi là thư mục. Nếu bạn muốn làm việc với khoảng trắng trong tên thư mục hoặc tệp, bạn cần phải thoát khỏi chúng. Đừng lo lắng, không ai thoát khỏi nhà tù; Escape là một thuật ngữ máy tính đề cập đến việc sử dụng các mã đặc biệt để yêu cầu máy tính xử lý các ký tự cụ thể khác với bình thường. Nhập các lệnh sau để thử các cách khác nhau để tạo thư mục có dấu cách trong tên:</text:p>
      <text:p text:style-name="P1"><text:span text:style-name="Source_20_Text"><text:span text:style-name="T6">mkdir "folder 1"</text:span></text:span></text:p>
      <text:p text:style-name="Preformatted_20_Text"><text:span text:style-name="Source_20_Text">mkdir 'folder 2'</text:span></text:p>
      <text:p text:style-name="Preformatted_20_Text"><text:span text:style-name="Source_20_Text">mkdir folder\ 3</text:span></text:p>
      <text:p text:style-name="Preformatted_20_Text"><text:span text:style-name="Source_20_Text">mkdir "folder 4" "folder 5"</text:span></text:p>
      <text:p text:style-name="P7"><text:span text:style-name="Source_20_Text">mkdir -p "folder 6"/"folder 7"</text:span></text:p>
      <text:p text:style-name="P18"/>
      <text:p text:style-name="P2"><text:bookmark text:name="tw-target-text2"/>Mặc dù dòng lệnh có thể được sử dụng để làm việc với các tệp và thư mục có khoảng trắng trong tên của chúng, nhưng việc phải thoát chúng bằng dấu ngoặc kép hoặc dấu gạch chéo ngược khiến mọi thứ trở nên khó khăn hơn một chút. Bạn thường có thể nói với một người sử dụng dòng lệnh rất nhiều chỉ từ tên tệp của họ: họ sẽ có xu hướng dính vào các chữ cái và số, đồng thời sử dụng dấu gạch dưới (“_”) hoặc dấu gạch ngang (”-”) thay vì dấu cách.</text:p>
      <text:p text:style-name="P18"/>
      <text:p text:style-name="P3"><text:span text:style-name="Source_20_Text">ls &gt; output.txt </text:span></text:p>
      <text:p text:style-name="P3"><text:span text:style-name="Source_20_Text">cat output.txt </text:span><text:span text:style-name="Source_20_Text"><text:span text:style-name="T12">doc file </text:span></text:span><text:span text:style-name="Source_20_Text"><text:span text:style-name="T13">output.</text:span></text:span><text:span text:style-name="Source_20_Text"><text:span text:style-name="T12">txt</text:span></text:span></text:p>
      <text:p text:style-name="P3"><text:span text:style-name="Source_20_Text">echo "This is a test"</text:span></text:p>
      <text:p text:style-name="P3"><text:span text:style-name="Source_20_Text">echo "This is a test" &gt; test_1.txt</text:span></text:p>
      <text:p text:style-name="P19">cat 1.txt 2.txt doc 2 file 1.txt va 2.txt</text:p>
      <text:p text:style-name="P20"><text:soft-page-break/>cat ?.txt <text:span text:style-name="T14">or cat *.txt</text:span> doc tat ca file txt <text:span text:style-name="T14">trong directory hien tai</text:span></text:p>
      <text:p text:style-name="P20"/>
      <text:p text:style-name="P20"/>
      <text:p text:style-name="P20"/>
      <text:p text:style-name="P4"><text:span text:style-name="Source_20_Text"/></text:p>
      <text:p text:style-name="P5"><text:span text:style-name="Source_20_Text"><text:span text:style-name="T15">cp thumuc1/*.txt thumuc2 (</text:span></text:span><text:span text:style-name="Source_20_Text"><text:span text:style-name="T18">copy FILE có đuôi text ở thumuc1 vô thumuc2, ko copy tệp)</text:span></text:span></text:p>
      <text:p text:style-name="P6"><text:span text:style-name="Source_20_Text"><text:span text:style-name="T16">readlink -</text:span></text:span><text:span text:style-name="Source_20_Text"><text:span text:style-name="T17">f </text:span></text:span><text:span text:style-name="Source_20_Text"><text:span text:style-name="T16">thumuckhac/*.txt &gt; list.txt <text:s/>(</text:span></text:span><text:span text:style-name="Source_20_Text"><text:span text:style-name="T18">lấy link tất cả những gì có đuôi txt và tạo thành lish xuất ra file txt)</text:span></text:span></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9T14:40:33.895548783</meta:creation-date>
    <dc:date>2021-04-10T19:44:09.683355839</dc:date>
    <meta:editing-duration>PT2H7M21S</meta:editing-duration>
    <meta:editing-cycles>3</meta:editing-cycles>
    <meta:generator>LibreOffice/6.4.6.2$Linux_X86_64 LibreOffice_project/40$Build-2</meta:generator>
    <meta:document-statistic meta:table-count="0" meta:image-count="0" meta:object-count="0" meta:page-count="3" meta:paragraph-count="50" meta:word-count="937" meta:character-count="4285" meta:non-whitespace-character-count="3392"/>
  </office:meta>
</office:document-meta>
</file>